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03" calcext:value-type="date">
            <text:p>03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04" calcext:value-type="date">
            <text:p>0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05" calcext:value-type="date">
            <text:p>05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10" calcext:value-type="date">
            <text:p>10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11" calcext:value-type="date">
            <text:p>11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12" calcext:value-type="date">
            <text:p>12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14" calcext:value-type="date">
            <text:p>1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15" calcext:value-type="date">
            <text:p>15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17" calcext:value-type="date">
            <text:p>17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1-18" calcext:value-type="date">
            <text:p>18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1-19" calcext:value-type="date">
            <text:p>19/01/2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21" calcext:value-type="date">
            <text:p>21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22" calcext:value-type="date">
            <text:p>22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24" calcext:value-type="date">
            <text:p>24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1-27" calcext:value-type="date">
            <text:p>27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1-28" calcext:value-type="date">
            <text:p>28/01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1-29" calcext:value-type="date">
            <text:p>29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1-30" calcext:value-type="date">
            <text:p>30/01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1-31" calcext:value-type="date">
            <text:p>31/01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2-01" calcext:value-type="date">
            <text:p>01/02/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2-02" calcext:value-type="date">
            <text:p>02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cance</text:p>
          </table:table-cell>
          <table:table-cell table:style-name="Default" office:value-type="string" calcext:value-type="string">
            <text:p>04/02 – 19/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2-20" calcext:value-type="date">
            <text:p>20/02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2-21" calcext:value-type="date">
            <text:p>21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2-22" calcext:value-type="date">
            <text:p>22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2-23" calcext:value-type="date">
            <text:p>23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2-24" calcext:value-type="date">
            <text:p>24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2-25" calcext:value-type="date">
            <text:p>25/02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2-26" calcext:value-type="date">
            <text:p>26/02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2-27" calcext:value-type="date">
            <text:p>27/02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office:value-type="date" office:date-value="2023-02-28" calcext:value-type="date">
            <text:p>28/02/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date" office:date-value="2023-03-01" calcext:value-type="date">
            <text:p>01/03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Jeudi</text:p>
          </table:table-cell>
          <table:table-cell office:value-type="date" office:date-value="2023-03-02" calcext:value-type="date">
            <text:p>02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Vendredi</text:p>
          </table:table-cell>
          <table:table-cell office:value-type="date" office:date-value="2023-03-03" calcext:value-type="date">
            <text:p>03/03/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medi</text:p>
          </table:table-cell>
          <table:table-cell office:value-type="date" office:date-value="2023-03-04" calcext:value-type="date">
            <text:p>04/03/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Dimanche</text:p>
          </table:table-cell>
          <table:table-cell office:value-type="date" office:date-value="2023-03-05" calcext:value-type="date">
            <text:p>05/03/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date" office:date-value="2023-03-06" calcext:value-type="date">
            <text:p>06/03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</table:table-row>
        <table:table-row table:style-name="ro1" table:number-rows-repeated="10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 :</text:p>
          </table:table-cell>
          <table:table-cell table:style-name="Default"/>
          <table:table-cell table:formula="of:=SUM([.C1:.C56])" office:value-type="float" office:value="106.25" calcext:value-type="float">
            <text:p>106,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11:41:46.439000000</meta:creation-date>
    <dc:date>2023-03-06T22:35:01.662000000</dc:date>
    <meta:editing-duration>PT2M3S</meta:editing-duration>
    <meta:editing-cycles>2</meta:editing-cycles>
    <meta:generator>LibreOffice/7.3.5.2$Windows_X86_64 LibreOffice_project/184fe81b8c8c30d8b5082578aee2fed2ea847c01</meta:generator>
    <meta:document-statistic meta:table-count="1" meta:cell-count="150" meta:object-count="0"/>
  </office:meta>
</office:document-meta>
</file>